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37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-group>
          <table:table-column table:style-name="co2" table:number-columns-repeated="4" table:default-cell-style-name="Default"/>
        </table:table-column-group>
        <table:table-column-group>
          <table:table-column table:style-name="co2" table:number-columns-repeated="4" table:default-cell-style-name="Default"/>
        </table:table-column-group>
        <table:table-column-group>
          <table:table-column table:style-name="co2" table:number-columns-repeated="4" table:default-cell-style-name="Default"/>
        </table:table-column-group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ckpo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nceMeters</text:p>
          </table:table-cell>
          <table:table-cell table:number-columns-repeated="1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rtRateBPM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denc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Watts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8:46:20.949854607</meta:creation-date>
    <dc:date>2016-04-02T18:58:31.280361229</dc:date>
    <meta:editing-duration>P0D</meta:editing-duration>
    <meta:editing-cycles>1</meta:editing-cycles>
    <meta:document-statistic meta:table-count="1" meta:cell-count="104" meta:object-count="0"/>
    <meta:generator>LibreOffice/4.2.8.2$Linux_X86_64 LibreOffice_project/420m0$Build-2</meta:generator>
  </office:meta>
</office:document-meta>
</file>